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2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3|knows_power_strike_3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5,knows_common|knows_athletics_4|knows_power_draw_3|knows_power_strike_3|knows_ironflesh_4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|knows_shield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3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5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a_bad, itm_dale_light_a_ok, itm_dale_light_a_goo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dale_light_a_bad, itm_dale_light_a_ok, itm_dale_light_a_good,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light_a_bad, itm_dale_light_a_ok, itm_dale_light_a_good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itm_dale_light_a_bad, itm_dale_light_a_ok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itm_dale_light_a_bad, itm_dale_light_a_ok, itm_dale_light_a_good,itm_leather_boots,itm_rohan_shoes,itm_arrows,itm_regular_bow,itm_dale_sword, itm_axe_a,],attr_tier_2,wp_tier_bow_2,knows_ironflesh_1|knows_power_draw_1|knows_power_throw_1,vaegir_face_young_1,vaegir_face_old_2]," calcext:value-type="string">
            <text:p>["laketown_scout","Dale_Scout","Dale_Scouts",tfg_ranged| tfg_boots| tfg_armor,0,0,fac_dale,[itm_north_leather_skullcap, itm_north_leather_skullcap_good, itm_north_skullcap,itm_dale_light_a_bad, itm_dale_light_a_ok, itm_dale_light_a_good,itm_leather_boots,itm_rohan_shoes,itm_arrows,itm_regular_bow,itm_dale_sword, itm_axe_a,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_ok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_ok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_ok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_ok,itm_dale_med_c_bad,itm_dale_med_c_good,itm_dale_med_c_ok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(200)</text:p>
          </table:table-cell>
          <table:table-cell table:style-name="ce27" office:value-type="string" calcext:value-type="string">
            <text:p>knows_ironflesh_2|knows_power_draw_4|knows_power_strike_1|knows_athletics_3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_ok,itm_dale_med_c_bad,itm_dale_med_c_good,itm_dale_med_c_ok,itm_dale_med_c_bad,itm_dale_med_c_good,itm_dale_med_c_cloak,itm_leather_gloves,itm_leather_boots,itm_arrows,itm_dale_bow,itm_dale_sword_broad, itm_axe_d, ],attr_tier_5,wp_archery(260)|wp(200),knows_ironflesh_2|knows_power_draw_4|knows_power_strike_1|knows_athletics_3|knows_power_throw_1,vaegir_face_young_1,vaegir_face_older_2]," calcext:value-type="string">
            <text:p>["barding_bowmen_of_esgaroth","Barding_Bowman","Barding_Bowmen",tfg_ranged| tfg_boots| tfg_armor| tfg_helm,0,0,fac_dale,[itm_dale_helmet_d_good,itm_dale_helmet_c_good,itm_dale_med_c_ok,itm_dale_med_c_bad,itm_dale_med_c_good,itm_dale_med_c_ok,itm_dale_med_c_bad,itm_dale_med_c_good,itm_dale_med_c_cloak,itm_leather_gloves,itm_leather_boots,itm_arrows,itm_dale_bow,itm_dale_sword_broad, itm_axe_d, ],attr_tier_5,wp_archery(26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_o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_ok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_ok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_ok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_ok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_ok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_ok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_ok,itm_dale_heavy_b_good, itm_dale_heavy_b_pelt, itm_dale_heavy_b_lordly,itm_mail_mittens,itm_leather_boots,itm_dale_billhook,],attr_tier_5,wp_tier_5,knows_athletics_2|knows_ironflesh_4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heavy_b_ok,itm_dale_heavy_b_good, itm_dale_heavy_b_pelt, itm_dale_heavy_b_lordly,itm_mail_mittens,itm_leather_boots,itm_dale_billhook,],attr_tier_5,wp_tier_5,knows_athletics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_ok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1|knows_athletics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_ok, itm_dale_light_b_good,itm_leather_boots,itm_rohan_shoes,itm_dale_pike,itm_dale_sword_long,itm_north_round_shield,itm_beorn_shield,itm_dale_horse,],attr_tier_2,wp_tier_2,knows_riding_1|knows_athletics_1|knows_ironflesh_1|knows_shield_2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_ok, itm_dale_light_b_good,itm_leather_boots,itm_rohan_shoes,itm_dale_pike,itm_dale_sword_long,itm_north_round_shield,itm_beorn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2|knows_athletics_1|knows_ironflesh_1|knows_power_strike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_ok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4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_ok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_ok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shield_2|knows_ironflesh_3|knows_power_strike_3|knows_power_throw_3|knows_horse_archery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polearm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" calcext:value-type="string">
            <text:p>["girions_guard_of_dale","Rhovanion_Marchwarden","Rhovanion_Marchwardens",tf_mounted| tfg_boots| tfg_gloves| tfg_armor| tfg_helm| tfg_horse| tfg_shield|tfg_polearm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_ok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5|knows_shield_2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_ok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_ok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_dwarf|knows_athletics_2|knows_power_draw_2|knows_power_strike_2|knows_ironflesh_1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_dwarf|knows_athletics_2|knows_power_draw_3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5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throw_3|knows_power_strike_6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5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4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2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2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shield_2|knows_power_strike_6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abre,itm_harad_short_spear,itm_harad_dagge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skirmisher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Fang_Heavy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good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unused&quot;,&quot;unused&quot;,0,0,0,fac_umbar,[],attr_evil_tier_3,wp_tier_3,0,bandit_face1,bandit_face2]," calcext:value-type="string">
            <text:p>["corsair_pikeman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unused&quot;,&quot;unused&quot;,0,0,0,fac_umbar,[],attr_evil_tier_4,wp_tier_4,0,bandit_face1,bandit_face2]," calcext:value-type="string">
            <text:p>["corsair_veteran_raide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c_good, itm_umb_armor_d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4|knows_power_strike_4|knows_ironflesh_3|knows_power_throw_6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a,itm_umb_shield_e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a, itm_umb_armor_b,itm_umb_armor_a_good, itm_umb_armor_b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goo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d_good, itm_umb_armor_c_goo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4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unused&quot;,&quot;unused&quot;,0,0,0,fac_umbar,[],attr_evil_tier_4,wp_tier_4,0,bandit_face1,bandit_face2]," calcext:value-type="string">
            <text:p>["assassi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unused&quot;,&quot;unused&quot;,0,0,0,fac_umbar,[],attr_evil_tier_3,wp_tier_3,0,bandit_face1,bandit_face2]," calcext:value-type="string">
            <text:p>["pikeman_of_umbar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unused&quot;,&quot;unused&quot;,0,0,0,fac_umbar,[],attr_evil_tier_4,wp_tier_4,0,bandit_face1,bandit_face2]," calcext:value-type="string">
            <text:p>["veteran_pikema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unused&quot;,&quot;unused&quot;,0,0,0,fac_umbar,[],attr_evil_tier_5,wp_tier_5,0,bandit_face1,bandit_face2]," calcext:value-type="string">
            <text:p>["pike_master_of_umbar","unused","unused",0,0,0,fac_umbar,[],attr_evil_tier_5,wp_tier_5,0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archery(110)|wp(100)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archery(135)| wp(110)</text:p>
          </table:table-cell>
          <table:table-cell table:style-name="ce27" office:value-type="string" calcext:value-type="string">
            <text:p>knows_riding_1|knows_athletics_6|knows_power_draw_5|knows_power_strike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7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2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17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_old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6|knows_power_throw_5|knows_ironflesh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5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3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.00.0000</text:date>, <text:time style:data-style-name="N2" text:time-value="13:48:53.27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8-21T14:15:44.184000000</dc:date>
    <meta:editing-duration>P1DT2H47M30S</meta:editing-duration>
    <meta:editing-cycles>119</meta:editing-cycles>
    <meta:document-statistic meta:table-count="2" meta:cell-count="6622" meta:object-count="0"/>
  </office:meta>
</office:document-meta>
</file>